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officeooo:rsid="0025284c" officeooo:paragraph-rsid="0025284c"/>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officeooo:rsid="0014cae5"/>
    </style:style>
    <style:style style:name="T23" style:family="text">
      <style:text-properties officeooo:rsid="00165a84"/>
    </style:style>
    <style:style style:name="T24"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24">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22">his cousin Charlie,</text:span><text:span text:style-name="T1"> Leann, Evan, Amanda, Tuvi and Wes.</text:span></text:p>
      <text:p text:style-name="P1"><text:soft-page-break/><text:s text:c="3"/><text:span text:style-name="T22">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22">We watched two lousy comedians, got into our black skin suits and made noises while Joe Carrol told some captivating stories, prompted by the word “cat.” </text:span><text:span text:style-name="T23">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9">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8">and scrolled around Amazon looking at journals that would be close to 4x6 in size. </text:span><text:span text:style-name="T7">I had planned on continuing to Aldi, but it was hot and I was tired. Instead, I walked home, sat at my computer and wrote in my journal.</text:span></text:p>
      <text:p text:style-name="P8"><text:span text:style-name="T12"><text:s text:c="3"/></text:span><text:span text:style-name="T13">Hannah texted me at noon with the Visible referral, asked how the pool hang went and gave a brief update about the girl house, which made me feel good. </text:span><text:span text:style-name="T14">I told her about the people and vittles of the pool party and went back to figuring out the best way to incorporate emdashes into LibreOffice Writer.</text:span></text:p>
      <text:p text:style-name="P8"><text:span text:style-name="T11"/></text:p>
      <text:p text:style-name="P11"><text:span text:style-name="T11">I’</text:span><text:span text:style-name="T10">m not going to lie; I want to fill a whole page while I sit here because it is still so fun to print out entries and see them stuck into my journal. Plus, now I even have the use of bold and emdashes figured out, so here you have it, a full page!</text:span></text:p>
      <text:p text:style-name="P12"><text:soft-page-break/><text:span text:style-name="T10">. . .</text:span></text:p>
      <text:p text:style-name="P12"><text:span text:style-name="T10"/></text:p>
      <text:p text:style-name="P13"><text:span text:style-name="T10">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span></text:p>
      <text:p text:style-name="P13"><text:span text:style-name="T10"><text:s text:c="3"/>I sat with my spine along the edge of the open door to the patio, played with mostly hot rods and thought about nothing. </text:span><text:span text:style-name="T15">Hannah texted saying, “We are staying just til Sunday and then on Monday I have a few days of work before everything starts on Thursday!”</text:span></text:p>
      <text:p text:style-name="P9"><text:span text:style-name="T15"><text:s text:c="3"/>I said, “</text:span><text:span text:style-name="T17">Ohhhhhh I thought the wedding was today!” and sent a picture of Ryan and I. He said, “Who you sending that to?” and I said, “I dunno!”</text:span></text:p>
      <text:p text:style-name="P9"><text:span text:style-name="T17"><text:s text:c="3"/></text:span><text:span text:style-name="T18">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pan text:style-name="T18"><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span></text:p>
      <text:p text:style-name="P9"><text:soft-page-break/><text:span text:style-name="T18"><text:s text:c="3"/>“</text:span><text:span text:style-name="T21">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8">”</text:span></text:p>
      <text:p text:style-name="P9"><text:span text:style-name="T18"><text:s text:c="3"/></text:span><text:span text:style-name="T19">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9"><text:span text:style-name="T19"/></text:p>
      <text:p text:style-name="P14"><text:span text:style-name="T16">I grabbed a popsicle and walked out of the house. </text:span><text:span text:style-name="T19">I</text:span><text:span text:style-name="T16">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20">I think I will go there instead. If I write one more sentence, I can print this page to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20:23:59.773722007</dc:date>
    <meta:editing-duration>PT10H45M5S</meta:editing-duration>
    <meta:editing-cycles>20</meta:editing-cycles>
    <meta:generator>LibreOffice/7.3.7.2$Linux_X86_64 LibreOffice_project/30$Build-2</meta:generator>
    <meta:print-date>2024-06-22T20:21:54.715108801</meta:print-date>
    <meta:document-statistic meta:table-count="0" meta:image-count="0" meta:object-count="0" meta:page-count="5" meta:paragraph-count="22" meta:word-count="1326" meta:character-count="6993" meta:non-whitespace-character-count="5651"/>
  </office:meta>
</office:document-meta>
</file>